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en-GB-2.0.1.oxt&#13;&#13;20.12.2019 17:54:0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en-GB-A-2.0.1.oxt&#13;&#13;20.12.2019 17:54: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en-GB-L-2.0.1.oxt&#13;&#13;20.12.2019 17:54:1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en-GB</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07473856558082605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101862411520854088" text:style-name="L2">
        <text:list-item>
          <text:p text:style-name="P48">Version 2.1.2 :</text:p>
        </text:list-item>
      </text:list>
      <text:list xml:id="list5748697009930014872" text:style-name="L3">
        <text:list-item>
          <text:list>
            <text:list-item>
              <text:p text:style-name="P49">Localized help : resolved non-functional hyperlink due to API incompatibility introduced by Apache OpenOffice 4.1 (and LibreOffice 4.0).</text:p>
            </text:list-item>
          </text:list>
        </text:list-item>
      </text:list>
      <text:list xml:id="list37757788" text:continue-list="list4101862411520854088" text:style-name="L2">
        <text:list-item>
          <text:p text:style-name="P48">Version 2.1.1 :</text:p>
        </text:list-item>
      </text:list>
      <text:list xml:id="list8899185969365782373"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751133" text:continue-list="list37757788" text:style-name="L2">
        <text:list-item>
          <text:p text:style-name="P48">Version 2.1.0 :</text:p>
        </text:list-item>
      </text:list>
      <text:list xml:id="list5866701386097177407"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748475" text:continue-list="list37751133" text:style-name="L2">
        <text:list-item>
          <text:p text:style-name="P48">Version 2.0.0 :</text:p>
        </text:list-item>
      </text:list>
      <text:list xml:id="list4379247218239115805"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739435" text:continue-list="list37748475" text:style-name="L2">
        <text:list-item>
          <text:p text:style-name="P48">Version 1.5.3 :</text:p>
        </text:list-item>
      </text:list>
      <text:list xml:id="list4337744309181603971"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988688452025246126"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en-GB</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990188662778557527"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76481057118891049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983160568018673211"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418115495977184315"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546151476266508207"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700456009895055889"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421623541888194729"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767046962361078823"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6795088912646377709" text:style-name="L17">
        <text:list-item>
          <text:p text:style-name="P63">Arg1 : <text:span text:style-name="InstructionMacro">String</text:span> : mandatory, type of control used for the button</text:p>
        </text:list-item>
      </text:list>
      <text:list xml:id="list441221978580120952"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009436022729549003"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010601873613151231"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482797025941031838"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439547938650889218"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731309018011591109"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97103580607107044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64050107899622700"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212981643193332416"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05458106260527553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76627427380513056"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60429598336453027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425809789800606819"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45168798822276131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409020220129767830"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6021535378706386201"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38447369533247094"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TyW_en-GB</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en-GB)</text:p>
      <text:p text:style-name="tooltipText"/>
      <text:p text:style-name="tooltipLang"><text:bookmark-start text:name="__RefHeading__44467_325084090"/>Tooltip de<text:bookmark-end text:name="__RefHeading__44467_325084090"/></text:p>
      <text:p text:style-name="descrText">OOTyW Sprachpaket (en-GB)</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en-GB).</text:p>
      <text:p text:style-name="descrText"><text:soft-page-break/>Requires the OOTyW extension.</text:p>
      <text:p text:style-name="descrText">Smart quotes, typographical apostrophes, ellipses and so on.</text:p>
      <text:p text:style-name="descrLang"><text:bookmark-start text:name="__RefHeading__78156_325084090"/>Description de<text:bookmark-end text:name="__RefHeading__78156_325084090"/></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313438681122014442"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65094703688290335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68968303818030435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89952859492950589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6098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9081246660365073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02672034141645830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70967580072075113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1</dc:date>
     <text:p>internal</text:p>
     <text:p>Page2</text:p>
     <text:p/>
    </office:annotation>Paragraph styles</text:p>
      <text:p text:style-name="P28"><office:annotation>
     <dc:creator>BM</dc:creator>
     <dc:date>2008-03-13T00:00:00.81</dc:date>
     <text:p>internal</text:p>
     <text:p>Page7</text:p>
     <text:p/>
    </office:annotation>Hyperlinks</text:p>
      <text:p text:style-name="hlp_5f_paragraph"><text:span text:style-name="T14"><office:annotation>
      <dc:creator>BM</dc:creator>
      <dc:date>2008-03-13T00:00:00.81</dc:date>
      <text:p>internal</text:p>
      <text:p>Page3</text:p>
      <text:p/>
     </office:annotation></text:span><text:span text:style-name="T14">Text formatting</text:span></text:p>
      <text:p text:style-name="P28"><office:annotation>
     <dc:creator>BM</dc:creator>
     <dc:date>2008-03-26T00:00:00.8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1</dc:date>
     <text:p>external</text:p>
     <text:p>text/swriter/main0210.xhp</text:p>
     <text:p/>
    </office:annotation><text:span text:style-name="T14">Preview topic</text:span> </text:p>
      <text:p text:style-name="hlp_5f_paragraph">This hyperlink displays <text:s/><office:annotation>
     <dc:creator>BM</dc:creator>
     <dc:date>2008-03-15T00:00:00.8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735795" text:continue-list="list765094703688290335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40500" text:continue-list="list3776098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2</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8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8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7748420" text:continue-list="list3773579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en-GB</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en-GB</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9" meta:word-count="13227" meta:character-count="8195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en-GB", "2.0.1") ' fill with your values
  setExtensionDescription("en")
  setDisplayName("en", "OOTyW language pack (en-GB)")
  setTooltip("en", "en") ' deprecated ! starting from 3.1,use instead setExtensionDescription
endDescription  


beginAnnexes 
  useLibrary("Basic", "OOTyW_en-GB/")
endAnnexes


beginAddonUI





  beginOfficeToolbar

    beginTbTitles("Writer")
      setTitle("OOTyW en-GB")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Format for yWriter proof reading", "en")
            endTitles
            setURL("Basic", "OOTyW", "RTFedit", "Format")
			setImage("icons/Template")
		endButton

        addSeparator

		beginButton()
            beginTitles("Writer")
              setTitle("Show direct speech (works with BE style quotation marks)", "en")
            endTitles
            setURL("Basic", "OOTyW_en-GB", "QM_en_GB", "ShowDirectSpeech")
			setImage("icons/DirectSpeech")
		endButton

		beginButton()
            beginTitles("Writer")
              setTitle("Back to standard view", "en")
            endTitles
            setURL("Basic", "OOTyW_en-GB", "QM_en_GB", "StandardView")
			setImage("icons/StandardView")
		endButton    

  endOfficeToolbar


  beginAddonMenu

    beginMenu
      beginTitles
	    setTitle("OOTyW en-GB")
      endTitles

      beginMenuItems
		
		beginCommand
            beginTitles("Writer")
              setTitle("Format all to BE style", "en")
            endTitles
            setURL("Basic", "OOTyW_en-GB", "QM_en_GB", "Main")
		endCommand
		
		beginCommand
            beginTitles("Writer")
              setTitle("Back to typewriter style", "en")
            endTitles
            setURL("Basic", "OOTyW_en-GB", "QM_en_GB", "TypewriterView")
		endCommand

        addSeparator

		beginCommand
            beginTitles("Writer")
              setTitle("Convert quotes into exchange format", "en")
            endTitles
            setURL("Basic", "OOTyW_en-GB", "QM_en_GB",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BE style quotation marks)", "en")
            endTitles
            setURL("Basic", "OOTyW_en-GB", "QM_en_GB", "ShowDirectSpeech")
		endCommand

		beginCommand
            beginTitles("Writer")
              setTitle("Back to standard view", "en")
            endTitles
            setURL("Basic", "OOTyW_en-GB", "QM_en_GB", "StandardView")
		endCommand    

        addSeparator

		beginCommand
            beginTitles("Writer")
              setTitle("Format for yWriter proof reading",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